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3b064" officeooo:paragraph-rsid="0013b064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officeooo:rsid="0013b064" officeooo:paragraph-rsid="0013b064" style:font-size-asian="12pt" style:font-size-complex="12pt"/>
    </style:style>
    <style:style style:name="P3" style:family="paragraph" style:parent-style-name="Standard">
      <style:text-properties fo:font-size="12pt" fo:font-weight="bold" officeooo:rsid="0013b064" officeooo:paragraph-rsid="0013b064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些经验</text:p>
      <text:p text:style-name="P3">一、Ubuntu22.04上的初始终端是gnome-terminal，在下好了一个新的终端（我使用的是Xfce-Terminal，这个可以自定义背景图片）以后，可以通过命令切换默认终端并且卸载原terminal。</text:p>
      <text:p text:style-name="P2">切换默认终端命令：</text:p>
      <text:p text:style-name="P2">sudo update-alternatives --config x-terminal-emulator</text:p>
      <text:p text:style-name="P2">可以在出现的界面进行默认终端的选择。</text:p>
      <text:p text:style-name="P2">卸载原终端命令：</text:p>
      <text:p text:style-name="P2">sudo apt-get autoremove gnome-termi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26:25.462314223</meta:creation-date>
    <dc:date>2022-09-17T11:30:37.899307102</dc:date>
    <meta:editing-duration>PT4M13S</meta:editing-duration>
    <meta:editing-cycles>1</meta:editing-cycles>
    <meta:document-statistic meta:table-count="0" meta:image-count="0" meta:object-count="0" meta:page-count="1" meta:paragraph-count="7" meta:word-count="112" meta:character-count="236" meta:non-whitespace-character-count="230"/>
    <meta:generator>LibreOffice/7.3.5.2$Linux_X86_64 LibreOffice_project/30$Build-2</meta:generator>
  </office:meta>
</office:document-meta>
</file>